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361d" officeooo:paragraph-rsid="0001361d"/>
    </style:style>
    <style:style style:name="T1" style:family="text">
      <style:text-properties officeooo:rsid="00016b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0701783" text:style-name="L1">
        <text:list-item>
          <text:p text:style-name="P1">Movement </text:p>
        </text:list-item>
        <text:list-item>
          <text:p text:style-name="P1">EoT</text:p>
        </text:list-item>
        <text:list-item>
          <text:p text:style-name="P1">Passive Abilities</text:p>
        </text:list-item>
        <text:list-item>
          <text:p text:style-name="P1">Action</text:p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2-06-27T21:32:40.098000000</dc:date>
    <meta:editing-duration>P1DT8H48M23S</meta:editing-duration>
    <meta:editing-cycles>2</meta:editing-cycles>
    <meta:document-statistic meta:table-count="0" meta:image-count="0" meta:object-count="0" meta:page-count="1" meta:paragraph-count="4" meta:word-count="9" meta:character-count="43" meta:non-whitespace-character-count="41"/>
  </office:meta>
</office:document-meta>
</file>